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3"/>
          <table:table-cell table:formula="of:=SUM([.D3:.D9999])" office:value-type="float" office:value="12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2" table:number-rows-spanned="1">
            <text:p>struct node</text:p>
          </table:table-cell>
          <table:covered-table-cell/>
          <table:table-cell office:value-type="string">
            <text:p>Suma</text:p>
          </table:table-cell>
          <table:table-cell office:value-type="string">
            <text:p>n</text:p>
          </table:table-cell>
          <table:table-cell office:value-type="string">
            <text:p>mpow2(n)</text:p>
          </table:table-cell>
          <table:table-cell office:value-type="string">
            <text:p>G[n]</text:p>
          </table:table-cell>
          <table:table-cell office:value-type="string">
            <text:p>T</text:p>
          </table:table-cell>
          <table:table-cell office:value-type="string">
            <text:p>sizeof(T)</text:p>
          </table:table-cell>
          <table:table-cell table:style-name="ce3" office:value-type="string">
            <text:p>WAGA (B)</text:p>
          </table:table-cell>
          <table:table-cell table:style-name="ce4" office:value-type="string">
            <text:p>Waga (MB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3]*[.C3]" office:value-type="float" office:value="12">
            <text:p>12</text:p>
          </table:table-cell>
          <table:table-cell table:formula="of:=2*10^5" office:value-type="float" office:value="200000">
            <text:p>200000</text:p>
          </table:table-cell>
          <table:table-cell table:style-name="ce2" table:formula="of:=2^CEILING(LOG([.E3];2);1)" office:value-type="float" office:value="262144">
            <text:p>262144</text:p>
          </table:table-cell>
          <table:table-cell table:formula="of:=[.D1]*[.E3]+[.E3]*4" office:value-type="float" office:value="3200000">
            <text:p>3200000</text:p>
          </table:table-cell>
          <table:table-cell table:formula="of:=[.F3]*2*2" office:value-type="float" office:value="1048576">
            <text:p>1048576</text:p>
          </table:table-cell>
          <table:table-cell table:formula="of:=[.H3]*8" office:value-type="float" office:value="8388608">
            <text:p>8388608</text:p>
          </table:table-cell>
          <table:table-cell table:formula="of:=[.G3]+[.I3]" office:value-type="float" office:value="11588608">
            <text:p>11588608</text:p>
          </table:table-cell>
          <table:table-cell table:formula="of:=[.J3]/1024/1024" office:value-type="float" office:value="11.0517578125">
            <text:p>11,05</text:p>
          </table:table-cell>
        </table:table-row>
        <table:table-row table:style-name="ro1">
          <table:table-cell/>
          <table:table-cell table:number-columns-repeated="2"/>
          <table:table-cell table:formula="of:=[.B4]*[.C4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5]*[.C5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6]*[.C6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7]*[.C7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8]*[.C8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9]*[.C9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1]*[.C11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2]*[.C12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4]*[.C14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5]*[.C15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7]*[.C17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19]*[.C19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0]*[.C20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1]*[.C21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2]*[.C22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3]*[.C23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4]*[.C24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5]*[.C25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6]*[.C26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7]*[.C27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8]*[.C28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29]*[.C29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30]*[.C30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31]*[.C31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32]*[.C32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33]*[.C33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formula="of:=[.B34]*[.C34]" office:value-type="float" office:value="0">
            <text:p>0</text:p>
          </table:table-cell>
          <table:table-cell table:number-columns-repeated="7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.06.2009</text:date>, <text:time>17:45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17:04:52</meta:creation-date>
    <dc:date>2009-06-05T17:45:19</dc:date>
    <meta:editing-duration>PT00H40M30S</meta:editing-duration>
    <meta:editing-cycles>3</meta:editing-cycles>
    <meta:generator>OpenOffice.org/3.1$Linux OpenOffice.org_project/310m11$Build-9399</meta:generator>
    <meta:document-statistic meta:table-count="3" meta:cell-count="113" meta:object-count="0"/>
  </office:meta>
</office:document-meta>
</file>